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Lohit Hindi1" svg:font-family="'Lohit Hindi'"/>
    <style:font-face style:name="PT Sans" svg:font-family="'PT Sans', 'Helvetica Neue', Arial, sans-serif"/>
    <style:font-face style:name="PT Serif" svg:font-family="'PT Serif', Georgia, 'Helvetica Neue', Arial, sans-serif"/>
    <style:font-face style:name="PT Serif1" svg:font-family="'PT Serif', Georgia, Times, 'Times New Roman', serif"/>
    <style:font-face style:name="inherit" svg:font-family="inherit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02f1" officeooo:paragraph-rsid="001002f1"/>
    </style:style>
    <style:style style:name="P2" style:family="paragraph" style:parent-style-name="Text_20_body">
      <style:text-properties fo:font-variant="normal" fo:text-transform="none" fo:color="#222222" style:font-name="PT Serif1" fo:font-size="11.25pt" fo:letter-spacing="normal" fo:font-style="normal" fo:font-weight="normal" officeooo:rsid="001002f1" officeooo:paragraph-rsid="001002f1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in" style:contextual-spacing="false" fo:padding="0in" fo:border="none"/>
    </style:style>
    <style:style style:name="P5" style:family="paragraph" style:parent-style-name="Heading_20_2">
      <style:paragraph-properties fo:margin-left="0in" fo:margin-right="0in" fo:margin-top="0in" fo:margin-bottom="0in" style:contextual-spacing="false" style:line-height-at-least="0.2811in" fo:text-indent="0in" style:auto-text-indent="false" fo:background-color="#ffffff" fo:padding="0in" fo:border="none">
        <style:background-image/>
      </style:paragraph-properties>
      <style:text-properties fo:font-variant="normal" fo:text-transform="none" fo:color="#222222" fo:letter-spacing="normal"/>
    </style:style>
    <style:style style:name="T1" style:family="text">
      <style:text-properties fo:font-variant="normal" fo:text-transform="none" style:font-name="Courier" fo:font-size="9.75pt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51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by on Rails menggunakan konsep MVC sebagai pola desain aplikasinya . Keuntungan Yang berusaha diperoleh Artikel Baru MVC :</text:p>
      <text:p text:style-name="P1"/>
      <text:p text:style-name="P1">* Antarmuka logika pemisahan bisnis Bahasa Dari pengguna</text:p>
      <text:p text:style-name="P1">* Control memudahkan kepada Kode agar regular tidak berulang ( DRY )</text:p>
      <text:p text:style-name="P1">* Memisahkan Kode - Kode Yang berbeda agar memudahkan pemeliharaan</text:p>
      <text:p text:style-name="P1"/>
      <text:p text:style-name="P1"/>
      <text:p text:style-name="P1">Model Model : Menjaga hubungan antara Obyek dan Database dan menangani validasi , asosiasi , transaksi , dan banyak lagi. Subsistem ini diimplementasikan dalam ActiveRecord perpustakaan yang menyediakan antarmuka dan mengikat antara tabel dalam database relasional dan kode program Ruby yang memanipulasi catatan database . Ruby nama metode secara otomatis dihasilkan dari nama field tabel database , dan sebagainya . Sebuah model menggambarkan informasi ( data) dari aplikasi dan aturan untuk memanipulasi data tersebut. Dalam kasus Rails , model terutama digunakan untuk mengelola aturan interaksi dengan tabel database yang sesuai . Dalam kebanyakan kasus , setiap tabel dalam database Anda akan sesuai dengan satu model dalam aplikasi Anda . Sebagian besar logika bisnis aplikasi Anda akan terkonsentrasi dalam model .</text:p>
      <text:p text:style-name="P1"/>
      <text:p text:style-name="P1">View View : Sebuah penyajian data dalam format tertentu , dipicu oleh keputusan controller untuk menyajikan data . Mereka adalah script berbasis sistem template seperti JSP , ASP , PHP dan sangat mudah untuk mengintegrasikan dengan teknologi AJAX . Subsistem ini diimplementasikan di perpustakaan ActionView yang merupakan Ruby Tertanam ( ERB ) berbasis sistem untuk mendefinisikan presentasi template untuk presentasi data. Setiap sambungan Web untuk hasil aplikasi Rails dalam menampilkan pandangan. Views mewakili antarmuka pengguna aplikasi Anda . Dalam Rails , sering dilihat file HTML dengan kode Ruby tertanam yang melakukan tugas-tugas yang berhubungan semata-mata untuk penyajian data . Views menangani pekerjaan penyediaan data ke browser web atau alat lain yang digunakan untuk membuat permintaan dari aplikasi Anda .</text:p>
      <text:p text:style-name="P1"/>
      <text:p text:style-name="P1">Pengendali Pengendali : Fasilitas dalam aplikasi yang mengarahkan lalu lintas, di satu sisi query model untuk data tertentu , dan di sisi lain mengatur bahwa data (searching , sorting , memijat itu ) menjadi bentuk yang sesuai dengan kebutuhan tampilan tertentu . Subsistem ini diimplementasikan dalam ActionController yang merupakan broker data yang duduk di antara ActiveRecord ( antarmuka basis data ) dan ActionView ( mesin presentasi ) . Controller memberikan " lem " antara model dan pandangan . Dalam Rails , pengendali bertanggung jawab untuk memproses permintaan yang masuk dari browser web , menginterogasi model untuk data , dan melewati data yang pada pandangan untuk presentasi .</text:p>
      <text:p text:style-name="P1"/>
      <text:p text:style-name="P1"><text:soft-page-break/><draw:frame draw:style-name="fr1" draw:name="graphics1" text:anchor-type="as-char" svg:width="5.2083in" svg:height="4.9165in" draw:z-index="0"><draw:image xlink:href="http://betterexplained.com/wp-content/uploads/rails/mvc-rails.png" xlink:type="simple" xlink:show="embed" xlink:actuate="onLoad"/></draw:frame></text:p>
      <text:p text:style-name="P1"/>
      <text:p text:style-name="P2">emrosesan Request Bagaimana request diproses di Rails MVC:</text:p>
      <text:p text:style-name="P3"><text:span text:style-name="Source_20_Text"><text:span text:style-name="T1">- Browser (client) mengakses suatu URL, misalnya aplikasi.com/product/edit/1</text:span></text:span></text:p>
      <text:p text:style-name="P4"><text:span text:style-name="Source_20_Text"><text:span text:style-name="T1">- Dengan kata lain browser mengirimkan request kepada web/application server(Mongrel, WebRick, Passenger)</text:span></text:span></text:p>
      <text:p text:style-name="P4"><text:span text:style-name="Source_20_Text"><text:span text:style-name="T1">- Web Server menerima request tersebut dan menggunakan ROUTES untuk mengenali bagian apakah yang coba diakses</text:span></text:span></text:p>
      <text:p text:style-name="P4"><text:span text:style-name="Source_20_Text"><text:span text:style-name="T1">- Dalam contoh ini berarti akan mengakses CONTROLLER product, ACTION edit dengan ID 1</text:span></text:span></text:p>
      <text:p text:style-name="P4"><text:span text:style-name="Source_20_Text"><text:span text:style-name="T1">- Web server kemudian menggunakan DISPATCHER untuk mengakses controller dan action yang sesuai beserta paramater id nya</text:span></text:span></text:p>
      <text:p text:style-name="P4"><text:span text:style-name="Source_20_Text"><text:span text:style-name="T1">- Controller product melakukan pekerjaannya dengan memparsing request user, data yang di submit, cookies dan session apakah sesuai</text:span></text:span></text:p>
      <text:p text:style-name="P4"><text:span text:style-name="Source_20_Text"><text:span text:style-name="T1">- Dalam contoh ini berarti Controller meminta pada Model data product id 1 yang siap untuk ditampilkan, dan meminta pada View untuk menyiapkan container tampilan/UI data product id 1 sesuai styling yang dimiliki View tersebut</text:span></text:span></text:p>
      <text:p text:style-name="P4"><text:span text:style-name="Source_20_Text"><text:span text:style-name="T1">- Controller mengirimkan response(body dan metadata) kepada web server</text:span></text:span></text:p>
      <text:p text:style-name="P4"><text:span text:style-name="Source_20_Text"><text:span text:style-name="T1">- Web server mengkombinasikan response itu menjadi tampilan yang akhirnya bisa dinikmati user di browsernya</text:span></text:span></text:p>
      <text:h text:style-name="P5" text:outline-level="2"><text:soft-page-break/><draw:frame draw:style-name="fr2" draw:name="graphics2" text:anchor-type="as-char" svg:width="4.9618in" svg:height="3.7327in" draw:z-index="1"><draw:image xlink:href="http://www.tutorialspoint.com/images/rails-framework.gif" xlink:type="simple" xlink:show="embed" xlink:actuate="onLoad"/></draw:frame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" svg:font-family="Courier, monospace"/>
    <style:font-face style:name="Lohit Hindi1" svg:font-family="'Lohit Hindi'"/>
    <style:font-face style:name="PT Sans" svg:font-family="'PT Sans', 'Helvetica Neue', Arial, sans-serif"/>
    <style:font-face style:name="PT Serif" svg:font-family="'PT Serif', Georgia, 'Helvetica Neue', Arial, sans-serif"/>
    <style:font-face style:name="PT Serif1" svg:font-family="'PT Serif', Georgia, Times, 'Times New Roman', serif"/>
    <style:font-face style:name="inherit" svg:font-family="inherit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16:31:42.396569355</meta:creation-date>
    <dc:date>2014-01-10T16:37:51.817403721</dc:date>
    <meta:editing-duration>P0D</meta:editing-duration>
    <meta:editing-cycles>1</meta:editing-cycles>
    <meta:document-statistic meta:table-count="0" meta:image-count="2" meta:object-count="0" meta:page-count="3" meta:paragraph-count="19" meta:word-count="547" meta:character-count="3740" meta:non-whitespace-character-count="3210"/>
    <meta:generator>LibreOffice/4.1.3.2$Linux_X86_64 LibreOffice_project/410m0$Build-2</meta:generator>
  </office:meta>
</office:document-meta>
</file>